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bjectElement.setHSpace( int hspa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bjectElement.removeElement( String hash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bjectElement.setStandBy( String c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bjectElement.setOnMouseMove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Element.setType( String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bjectElement.setVSpace( int vspa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bjectElement.setCodeType( String code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bjectElement.setHSpace( String hspa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bjectElement.setClassId( String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bjectElement.setOnMouseDown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Element.setOnKeyPress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Element.setOnDblClick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Element.setOnMouseOut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Element.setHeight( String heigh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bjectElement.setBorder( String bor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bjectElement.setTabIndex( String numb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bjectElement.setOnKeyDown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Element.setOnKeyUp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Element.setOnMouseOver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Element.setWidth( double wid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bjectElement.setHSpace( double hspa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bjectElement.setOnMouseUp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Element.setAlign( String align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bjectElement.setData( String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bjectElement.setWidth( int wid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bjectElement.setHeight( double heigh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bjectElement.Object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ObjectElement.setVSpace( String vspa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bjectElement.setHeight( int heigh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bjectElement.addElement( String hashcode ,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bjectElement.setTabIndex( int numb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bjectElement.setBorder( int bor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bjectElement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bjectElement.setDeclare( boolean declar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ObjectElement.setBorder( double bor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bjectElement.addElement( String hashcode ,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bjectElement.addElement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bjectElement.setShapes( boolean sha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ObjectElement.addElement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bjectElement.setVSpace( double vspa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bjectElement.setWidth( String wid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bjectElement.setCodeBase( String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bjectElement.setArchive( String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bjectElement.setUseMap( String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bjectElement.setOnClick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